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36"/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Near wall spacing</text:p>
          </table:table-cell>
          <table:table-cell office:value-type="float" office:value="5.0000000000000004E-6" table:style-name="ce2">
            <text:p>5.00E-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tal height</text:p>
          </table:table-cell>
          <table:table-cell office:value-type="float" office:value="0.02" table:formula="of:=0.125*0.16" table:style-name="ce1">
            <text:p>0.02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owth Ratio</text:p>
          </table:table-cell>
          <table:table-cell office:value-type="string" table:style-name="ce1">
            <text:p>Layers required</text:p>
          </table:table-cell>
          <table:table-cell table:number-columns-repeated="16382"/>
        </table:table-row>
        <table:table-row table:style-name="ro1">
          <table:table-cell office:value-type="float" office:value="1.05" table:style-name="ce1">
            <text:p>1.05</text:p>
          </table:table-cell>
          <table:table-cell office:value-type="float" office:value="108.69618904421921" table:formula="of:=(LN(1-([.$B$2]*(1-[.A5]))/[.$B$1])/LN([.A5]))" table:style-name="ce3">
            <text:p>108.7</text:p>
          </table:table-cell>
          <table:table-cell table:number-columns-repeated="16382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62.888995064455635" table:formula="of:=(LN(1-([.$B$2]*(1-[.A6]))/[.$B$1])/LN([.A6]))" table:style-name="ce3">
            <text:p>62.9</text:p>
          </table:table-cell>
          <table:table-cell table:number-columns-repeated="16382"/>
        </table:table-row>
        <table:table-row table:style-name="ro1">
          <table:table-cell office:value-type="float" office:value="1.1499999999999999" table:style-name="ce1">
            <text:p>1.15</text:p>
          </table:table-cell>
          <table:table-cell office:value-type="float" office:value="45.782097943084231" table:formula="of:=(LN(1-([.$B$2]*(1-[.A7]))/[.$B$1])/LN([.A7]))" table:style-name="ce3">
            <text:p>45.8</text:p>
          </table:table-cell>
          <table:table-cell table:number-columns-repeated="16382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36.670710061038967" table:formula="of:=(LN(1-([.$B$2]*(1-[.A8]))/[.$B$1])/LN([.A8]))" table:style-name="ce3">
            <text:p>36.7</text:p>
          </table:table-cell>
          <table:table-cell table:number-columns-repeated="16382"/>
        </table:table-row>
        <table:table-row table:style-name="ro1">
          <table:table-cell office:value-type="float" office:value="1.25" table:style-name="ce1">
            <text:p>1.25</text:p>
          </table:table-cell>
          <table:table-cell office:value-type="float" office:value="30.961032656448861" table:formula="of:=(LN(1-([.$B$2]*(1-[.A9]))/[.$B$1])/LN([.A9]))" table:style-name="ce3">
            <text:p>31.0</text:p>
          </table:table-cell>
          <table:table-cell table:number-columns-repeated="16382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27.026965110786271" table:formula="of:=(LN(1-([.$B$2]*(1-[.A10]))/[.$B$1])/LN([.A10]))" table:style-name="ce3">
            <text:p>27.0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1"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Ali</dc:creator>
    <meta:creation-date>2016-10-20T13:49:29Z</meta:creation-date>
    <dc:date>2016-10-27T00:12:02Z</dc:date>
    <meta:editing-cycles>1</meta:editing-cycles>
    <meta:editing-duration>PT523S</meta:editing-duration>
  </office:meta>
</office:document-meta>
</file>